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bb63" officeooo:paragraph-rsid="0013bb63" style:font-weight-asian="bold" style:font-weight-complex="bold"/>
    </style:style>
    <style:style style:name="P2" style:family="paragraph" style:parent-style-name="Standard">
      <style:text-properties fo:font-weight="bold" officeooo:rsid="001568b5" officeooo:paragraph-rsid="0013bb63" style:font-weight-asian="bold" style:font-weight-complex="bold"/>
    </style:style>
    <style:style style:name="P3" style:family="paragraph" style:parent-style-name="Standard">
      <style:text-properties fo:font-weight="bold" officeooo:rsid="001568b5" officeooo:paragraph-rsid="001568b5" style:font-weight-asian="bold" style:font-weight-complex="bold"/>
    </style:style>
    <style:style style:name="P4" style:family="paragraph" style:parent-style-name="Standard">
      <style:text-properties fo:font-style="italic" fo:font-weight="normal" officeooo:rsid="001568b5" officeooo:paragraph-rsid="001568b5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1568b5" officeooo:paragraph-rsid="001568b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wrqer</text:p>
      <text:p text:style-name="P1"/>
      <text:p text:style-name="P2">sd</text:p>
      <text:p text:style-name="P3">ads</text:p>
      <text:p text:style-name="P3"/>
      <text:p text:style-name="P4">wadsad</text:p>
      <text:p text:style-name="P5"/>
      <text:p text:style-name="P5">ds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1:21:15.083833796</meta:creation-date>
    <dc:date>2017-03-18T11:21:46.609711644</dc:date>
    <meta:editing-duration>PT10S</meta:editing-duration>
    <meta:editing-cycles>2</meta:editing-cycles>
    <meta:generator>LibreOffice/4.2.8.2$Linux_x86 LibreOffice_project/420$Build-2</meta:generator>
    <meta:document-statistic meta:table-count="0" meta:image-count="0" meta:object-count="0" meta:page-count="1" meta:paragraph-count="5" meta:word-count="5" meta:character-count="21" meta:non-whitespace-character-count="21"/>
  </office:meta>
</office:document-meta>
</file>